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57ccd" officeooo:paragraph-rsid="00157ccd" style:font-weight-asian="bold" style:font-weight-complex="bold"/>
    </style:style>
    <style:style style:name="P2" style:family="paragraph" style:parent-style-name="Standard">
      <style:paragraph-properties fo:text-align="start" style:justify-single-word="false"/>
      <style:text-properties fo:font-weight="bold" officeooo:rsid="00157ccd" officeooo:paragraph-rsid="00157ccd" style:font-weight-asian="bold" style:font-weight-complex="bold"/>
    </style:style>
    <style:style style:name="P3" style:family="paragraph" style:parent-style-name="Standard">
      <style:paragraph-properties fo:text-align="start" style:justify-single-word="false"/>
      <style:text-properties fo:font-weight="bold" officeooo:rsid="001899b4" officeooo:paragraph-rsid="001da92d" style:font-weight-asian="bold" style:font-weight-complex="bold"/>
    </style:style>
    <style:style style:name="P4" style:family="paragraph" style:parent-style-name="Standard">
      <style:paragraph-properties fo:text-align="start" style:justify-single-word="false"/>
      <style:text-properties fo:font-weight="bold" officeooo:rsid="001899b4" officeooo:paragraph-rsid="001899b4" style:font-weight-asian="bold" style:font-weight-complex="bold"/>
    </style:style>
    <style:style style:name="P5" style:family="paragraph" style:parent-style-name="Standard">
      <style:paragraph-properties fo:text-align="start" style:justify-single-word="false"/>
      <style:text-properties fo:font-weight="bold" officeooo:rsid="002a7945" officeooo:paragraph-rsid="002a7945" style:font-weight-asian="bold" style:font-weight-complex="bold"/>
    </style:style>
    <style:style style:name="P6" style:family="paragraph" style:parent-style-name="Standard">
      <style:paragraph-properties fo:text-align="start" style:justify-single-word="false"/>
      <style:text-properties fo:font-weight="normal" officeooo:rsid="00157ccd" officeooo:paragraph-rsid="00157ccd" style:font-weight-asian="normal" style:font-weight-complex="normal"/>
    </style:style>
    <style:style style:name="P7" style:family="paragraph" style:parent-style-name="Standard">
      <style:paragraph-properties fo:text-align="start" style:justify-single-word="false"/>
      <style:text-properties fo:font-weight="normal" officeooo:rsid="00157ccd" officeooo:paragraph-rsid="001899b4" style:font-weight-asian="normal" style:font-weight-complex="normal"/>
    </style:style>
    <style:style style:name="P8" style:family="paragraph" style:parent-style-name="Standard">
      <style:paragraph-properties fo:text-align="start" style:justify-single-word="false"/>
      <style:text-properties fo:font-weight="normal" officeooo:rsid="00157ccd" officeooo:paragraph-rsid="001bfcfd" style:font-weight-asian="normal" style:font-weight-complex="normal"/>
    </style:style>
    <style:style style:name="P9" style:family="paragraph" style:parent-style-name="Standard">
      <style:paragraph-properties fo:text-align="start" style:justify-single-word="false"/>
      <style:text-properties fo:font-weight="normal" officeooo:rsid="00157ccd" officeooo:paragraph-rsid="001db663" style:font-weight-asian="normal" style:font-weight-complex="normal"/>
    </style:style>
    <style:style style:name="P10" style:family="paragraph" style:parent-style-name="Standard">
      <style:paragraph-properties fo:text-align="start" style:justify-single-word="false"/>
      <style:text-properties fo:font-weight="normal" officeooo:rsid="00157ccd" officeooo:paragraph-rsid="001e7c76" style:font-weight-asian="normal" style:font-weight-complex="normal"/>
    </style:style>
    <style:style style:name="P11" style:family="paragraph" style:parent-style-name="Standard">
      <style:paragraph-properties fo:text-align="start" style:justify-single-word="false"/>
      <style:text-properties fo:font-weight="normal" officeooo:rsid="00157ccd" officeooo:paragraph-rsid="002093ae" style:font-weight-asian="normal" style:font-weight-complex="normal"/>
    </style:style>
    <style:style style:name="P12" style:family="paragraph" style:parent-style-name="Standard">
      <style:paragraph-properties fo:text-align="start" style:justify-single-word="false"/>
      <style:text-properties fo:font-weight="normal" officeooo:rsid="00157ccd" officeooo:paragraph-rsid="0026fa7a" style:font-weight-asian="normal" style:font-weight-complex="normal"/>
    </style:style>
    <style:style style:name="P13" style:family="paragraph" style:parent-style-name="Standard">
      <style:paragraph-properties fo:text-align="start" style:justify-single-word="false"/>
      <style:text-properties fo:font-weight="normal" officeooo:rsid="00157ccd" officeooo:paragraph-rsid="002b39bf" style:font-weight-asian="normal" style:font-weight-complex="normal"/>
    </style:style>
    <style:style style:name="P14" style:family="paragraph" style:parent-style-name="Standard">
      <style:paragraph-properties fo:text-align="start" style:justify-single-word="false"/>
      <style:text-properties fo:font-weight="normal" officeooo:rsid="00157ccd" officeooo:paragraph-rsid="002d26f0" style:font-weight-asian="normal" style:font-weight-complex="normal"/>
    </style:style>
    <style:style style:name="P15" style:family="paragraph" style:parent-style-name="Standard">
      <style:paragraph-properties fo:text-align="start" style:justify-single-word="false"/>
      <style:text-properties fo:font-weight="normal" officeooo:rsid="00157ccd" officeooo:paragraph-rsid="00316f1b" style:font-weight-asian="normal" style:font-weight-complex="normal"/>
    </style:style>
    <style:style style:name="P16" style:family="paragraph" style:parent-style-name="Standard">
      <style:paragraph-properties fo:text-align="start" style:justify-single-word="false"/>
      <style:text-properties fo:font-weight="normal" officeooo:rsid="00157ccd" officeooo:paragraph-rsid="001f0710" style:font-weight-asian="normal" style:font-weight-complex="normal"/>
    </style:style>
    <style:style style:name="P17" style:family="paragraph" style:parent-style-name="Standard">
      <style:paragraph-properties fo:text-align="start" style:justify-single-word="false"/>
      <style:text-properties fo:font-weight="normal" officeooo:rsid="001e7c76" officeooo:paragraph-rsid="001e7c76" style:font-weight-asian="normal" style:font-weight-complex="normal"/>
    </style:style>
    <style:style style:name="P18" style:family="paragraph" style:parent-style-name="Standard">
      <style:paragraph-properties fo:text-align="start" style:justify-single-word="false"/>
      <style:text-properties fo:font-weight="normal" officeooo:rsid="002a7945" officeooo:paragraph-rsid="002a7945" style:font-weight-asian="normal" style:font-weight-complex="normal"/>
    </style:style>
    <style:style style:name="P19" style:family="paragraph" style:parent-style-name="Standard">
      <style:paragraph-properties fo:text-align="start" style:justify-single-word="false"/>
      <style:text-properties fo:font-weight="normal" officeooo:rsid="002b39bf" officeooo:paragraph-rsid="002b39bf" style:font-weight-asian="normal" style:font-weight-complex="normal"/>
    </style:style>
    <style:style style:name="P20" style:family="paragraph" style:parent-style-name="Standard">
      <style:paragraph-properties fo:text-align="start" style:justify-single-word="false"/>
      <style:text-properties fo:font-weight="normal" officeooo:rsid="002b39bf" officeooo:paragraph-rsid="001e7c76" style:font-weight-asian="normal" style:font-weight-complex="normal"/>
    </style:style>
    <style:style style:name="P21" style:family="paragraph" style:parent-style-name="Standard">
      <style:paragraph-properties fo:text-align="start" style:justify-single-word="false"/>
      <style:text-properties fo:font-weight="normal" officeooo:rsid="002d26f0" officeooo:paragraph-rsid="002d26f0" style:font-weight-asian="normal" style:font-weight-complex="normal"/>
    </style:style>
    <style:style style:name="P22" style:family="paragraph" style:parent-style-name="Standard">
      <style:paragraph-properties fo:text-align="start" style:justify-single-word="false"/>
      <style:text-properties fo:font-weight="normal" officeooo:rsid="0034d37d" officeooo:paragraph-rsid="0034d37d" style:font-weight-asian="normal" style:font-weight-complex="normal"/>
    </style:style>
    <style:style style:name="P23" style:family="paragraph" style:parent-style-name="Standard">
      <style:paragraph-properties fo:text-align="start" style:justify-single-word="false"/>
      <style:text-properties fo:font-weight="normal" officeooo:rsid="003b23a7" officeooo:paragraph-rsid="003b23a7" style:font-weight-asian="normal" style:font-weight-complex="normal"/>
    </style:style>
    <style:style style:name="P24" style:family="paragraph" style:parent-style-name="Standard">
      <style:paragraph-properties fo:text-align="start" style:justify-single-word="false"/>
      <style:text-properties fo:font-size="9pt" fo:font-weight="normal" officeooo:rsid="00157ccd" officeooo:paragraph-rsid="00157ccd" style:font-size-asian="9pt" style:font-weight-asian="normal" style:font-size-complex="9pt" style:font-weight-complex="normal"/>
    </style:style>
    <style:style style:name="P25" style:family="paragraph" style:parent-style-name="Standard">
      <style:paragraph-properties fo:text-align="start" style:justify-single-word="false"/>
      <style:text-properties fo:font-size="9pt" fo:font-weight="normal" officeooo:rsid="00157ccd" officeooo:paragraph-rsid="001899b4" style:font-size-asian="9pt" style:font-weight-asian="normal" style:font-size-complex="9pt" style:font-weight-complex="normal"/>
    </style:style>
    <style:style style:name="P26" style:family="paragraph" style:parent-style-name="Standard">
      <style:paragraph-properties fo:text-align="start" style:justify-single-word="false"/>
      <style:text-properties fo:font-size="9pt" fo:font-weight="normal" officeooo:rsid="00157ccd" officeooo:paragraph-rsid="002a7945" style:font-size-asian="9pt" style:font-weight-asian="normal" style:font-size-complex="9pt" style:font-weight-complex="normal"/>
    </style:style>
    <style:style style:name="P27" style:family="paragraph" style:parent-style-name="Standard">
      <style:paragraph-properties fo:text-align="start" style:justify-single-word="false"/>
      <style:text-properties fo:font-size="9pt" fo:font-weight="normal" officeooo:rsid="00157ccd" officeooo:paragraph-rsid="002b39bf" style:font-size-asian="9pt" style:font-weight-asian="normal" style:font-size-complex="9pt" style:font-weight-complex="normal"/>
    </style:style>
    <style:style style:name="P28" style:family="paragraph" style:parent-style-name="Standard">
      <style:paragraph-properties fo:text-align="start" style:justify-single-word="false"/>
      <style:text-properties fo:font-size="9pt" fo:font-weight="normal" officeooo:rsid="00157ccd" officeooo:paragraph-rsid="00316f1b" style:font-size-asian="9pt" style:font-weight-asian="normal" style:font-size-complex="9pt" style:font-weight-complex="normal"/>
    </style:style>
    <style:style style:name="P29" style:family="paragraph" style:parent-style-name="Standard">
      <style:paragraph-properties fo:text-align="start" style:justify-single-word="false"/>
      <style:text-properties fo:font-size="9pt" fo:font-weight="normal" officeooo:rsid="00157ccd" officeooo:paragraph-rsid="003b23a7" style:font-size-asian="9pt" style:font-weight-asian="normal" style:font-size-complex="9pt" style:font-weight-complex="normal"/>
    </style:style>
    <style:style style:name="P30" style:family="paragraph" style:parent-style-name="Standard">
      <style:paragraph-properties fo:text-align="start" style:justify-single-word="false"/>
      <style:text-properties fo:font-size="9pt" fo:font-weight="normal" officeooo:rsid="0021bdd8" officeooo:paragraph-rsid="0021bdd8" style:font-size-asian="9pt" style:font-weight-asian="normal" style:font-size-complex="9pt" style:font-weight-complex="normal"/>
    </style:style>
    <style:style style:name="P31" style:family="paragraph" style:parent-style-name="Standard">
      <style:paragraph-properties fo:text-align="start" style:justify-single-word="false"/>
      <style:text-properties fo:font-size="9pt" fo:font-weight="normal" officeooo:rsid="001e7c76" officeooo:paragraph-rsid="001e7c76" style:font-size-asian="9pt" style:font-weight-asian="normal" style:font-size-complex="9pt" style:font-weight-complex="normal"/>
    </style:style>
    <style:style style:name="P32" style:family="paragraph" style:parent-style-name="Standard">
      <style:paragraph-properties fo:text-align="start" style:justify-single-word="false"/>
      <style:text-properties fo:font-size="9pt" fo:font-weight="normal" officeooo:rsid="0032a6d0" officeooo:paragraph-rsid="0032a6d0" style:font-size-asian="9pt" style:font-weight-asian="normal" style:font-size-complex="9pt" style:font-weight-complex="normal"/>
    </style:style>
    <style:style style:name="P33" style:family="paragraph" style:parent-style-name="Standard">
      <style:paragraph-properties fo:text-align="start" style:justify-single-word="false"/>
      <style:text-properties fo:font-size="9pt" fo:font-weight="normal" officeooo:rsid="00343e58" officeooo:paragraph-rsid="00343e58" style:font-size-asian="9pt" style:font-weight-asian="normal" style:font-size-complex="9pt" style:font-weight-complex="normal"/>
    </style:style>
    <style:style style:name="P34" style:family="paragraph" style:parent-style-name="Standard">
      <style:paragraph-properties fo:text-align="start" style:justify-single-word="false"/>
      <style:text-properties fo:font-size="12pt" fo:font-weight="normal" officeooo:rsid="002b39bf" officeooo:paragraph-rsid="002b39bf"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21bdd8" officeooo:paragraph-rsid="0021bdd8"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2d26f0" officeooo:paragraph-rsid="002d26f0"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2b39bf" officeooo:paragraph-rsid="002b39bf"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16f1b" officeooo:paragraph-rsid="00316f1b"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bold" officeooo:rsid="00157ccd" officeooo:paragraph-rsid="002b39bf"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157ccd" officeooo:paragraph-rsid="002d26f0" style:font-size-asian="12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316f1b" officeooo:paragraph-rsid="00316f1b"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size="7pt" fo:font-weight="normal" officeooo:rsid="00157ccd" officeooo:paragraph-rsid="00316f1b" style:font-size-asian="7pt" style:font-weight-asian="normal" style:font-size-complex="7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16f1b"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b39bf" style:font-weight-asian="bold" style:font-weight-complex="bold"/>
    </style:style>
    <style:style style:name="T5" style:family="text">
      <style:text-properties fo:font-weight="bold" officeooo:rsid="002d26f0"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192f6e" style:font-size-asian="9pt" style:font-size-complex="9pt"/>
    </style:style>
    <style:style style:name="T8" style:family="text">
      <style:text-properties fo:font-size="9pt" officeooo:rsid="001af60f" style:font-size-asian="9pt" style:font-size-complex="9pt"/>
    </style:style>
    <style:style style:name="T9" style:family="text">
      <style:text-properties fo:font-size="9pt" officeooo:rsid="001db663" style:font-size-asian="9pt" style:font-size-complex="9pt"/>
    </style:style>
    <style:style style:name="T10" style:family="text">
      <style:text-properties fo:font-size="9pt" officeooo:rsid="001e7c76" style:font-size-asian="9pt" style:font-size-complex="9pt"/>
    </style:style>
    <style:style style:name="T11" style:family="text">
      <style:text-properties fo:font-size="9pt" officeooo:rsid="001f0710" style:font-size-asian="9pt" style:font-size-complex="9pt"/>
    </style:style>
    <style:style style:name="T12" style:family="text">
      <style:text-properties fo:font-size="9pt" officeooo:rsid="00203187" style:font-size-asian="9pt" style:font-size-complex="9pt"/>
    </style:style>
    <style:style style:name="T13" style:family="text">
      <style:text-properties fo:font-size="9pt" officeooo:rsid="0021940f" style:font-size-asian="9pt" style:font-size-complex="9pt"/>
    </style:style>
    <style:style style:name="T14" style:family="text">
      <style:text-properties fo:font-size="9pt" officeooo:rsid="0026fa7a" style:font-size-asian="9pt" style:font-size-complex="9pt"/>
    </style:style>
    <style:style style:name="T15" style:family="text">
      <style:text-properties fo:font-size="9pt" officeooo:rsid="002b39bf" style:font-size-asian="9pt" style:font-size-complex="9pt"/>
    </style:style>
    <style:style style:name="T16" style:family="text">
      <style:text-properties fo:font-size="9pt" officeooo:rsid="00316f1b" style:font-size-asian="9pt" style:font-size-complex="9pt"/>
    </style:style>
    <style:style style:name="T17" style:family="text">
      <style:text-properties fo:font-size="9pt" officeooo:rsid="003244e1" style:font-size-asian="9pt" style:font-size-complex="9pt"/>
    </style:style>
    <style:style style:name="T18" style:family="text">
      <style:text-properties fo:font-size="9pt" officeooo:rsid="003bc263" style:font-size-asian="9pt" style:font-size-complex="9pt"/>
    </style:style>
    <style:style style:name="T19" style:family="text">
      <style:text-properties fo:font-size="9pt" officeooo:rsid="003f2a0c" style:font-size-asian="9pt" style:font-size-complex="9pt"/>
    </style:style>
    <style:style style:name="T20" style:family="text">
      <style:text-properties fo:font-size="9pt" fo:font-weight="bold" style:font-size-asian="9pt" style:font-weight-asian="bold" style:font-size-complex="9pt" style:font-weight-complex="bold"/>
    </style:style>
    <style:style style:name="T21" style:family="text">
      <style:text-properties fo:font-size="7pt" style:font-size-asian="7pt" style:font-size-complex="7pt"/>
    </style:style>
    <style:style style:name="T22" style:family="text">
      <style:text-properties fo:font-size="7pt" officeooo:rsid="00316f1b" style:font-size-asian="7pt" style:font-size-complex="7pt"/>
    </style:style>
    <style:style style:name="T23" style:family="text">
      <style:text-properties fo:font-size="12pt" style:font-size-asian="12pt" style:font-size-complex="12pt"/>
    </style:style>
    <style:style style:name="T24" style:family="text">
      <style:text-properties fo:font-size="12pt" officeooo:rsid="002b39bf" style:font-size-asian="12pt" style:font-size-complex="12pt"/>
    </style:style>
    <style:style style:name="T25" style:family="text">
      <style:text-properties fo:font-size="12pt" officeooo:rsid="002d26f0" style:font-size-asian="12pt" style:font-size-complex="12pt"/>
    </style:style>
    <style:style style:name="T26" style:family="text">
      <style:text-properties fo:font-size="12pt" officeooo:rsid="00316f1b" style:font-size-asian="12pt" style:font-size-complex="12pt"/>
    </style:style>
    <style:style style:name="T27" style:family="text">
      <style:text-properties fo:font-size="12pt" officeooo:rsid="0036671a" style:font-size-asian="12pt" style:font-size-complex="12pt"/>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fo:font-weight="bold" officeooo:rsid="002b39bf" style:font-size-asian="12pt" style:font-weight-asian="bold" style:font-size-complex="12pt" style:font-weight-complex="bold"/>
    </style:style>
    <style:style style:name="T30" style:family="text">
      <style:text-properties fo:font-size="12pt" fo:font-weight="bold" officeooo:rsid="002d26f0" style:font-size-asian="12pt" style:font-weight-asian="bold" style:font-size-complex="12pt" style:font-weight-complex="bold"/>
    </style:style>
    <style:style style:name="T31" style:family="text">
      <style:text-properties fo:font-size="12pt" officeooo:rsid="00316f1b" style:font-size-asian="10.5pt" style:font-size-complex="12pt"/>
    </style:style>
    <style:style style:name="T32" style:family="text">
      <style:text-properties fo:font-size="12pt" officeooo:rsid="0036671a" style:font-size-asian="10.5pt" style:font-size-complex="12pt"/>
    </style:style>
    <style:style style:name="T33" style:family="text">
      <style:text-properties style:text-underline-style="none"/>
    </style:style>
    <style:style style:name="T34" style:family="text">
      <style:text-properties officeooo:rsid="001db663"/>
    </style:style>
    <style:style style:name="T35" style:family="text">
      <style:text-properties officeooo:rsid="001e7c76"/>
    </style:style>
    <style:style style:name="T36" style:family="text">
      <style:text-properties officeooo:rsid="002a7945"/>
    </style:style>
    <style:style style:name="T37" style:family="text">
      <style:text-properties officeooo:rsid="002b39bf"/>
    </style:style>
    <style:style style:name="T38" style:family="text">
      <style:text-properties officeooo:rsid="002d26f0"/>
    </style:style>
    <style:style style:name="T39" style:family="text">
      <style:text-properties officeooo:rsid="00316f1b"/>
    </style:style>
    <style:style style:name="T40" style:family="text">
      <style:text-properties officeooo:rsid="0034d37d"/>
    </style:style>
    <style:style style:name="T41" style:family="text">
      <style:text-properties officeooo:rsid="003aa823"/>
    </style:style>
    <style:style style:name="T42" style:family="text">
      <style:text-properties officeooo:rsid="003b23a7"/>
    </style:style>
    <style:style style:name="T43" style:family="text">
      <style:text-properties officeooo:rsid="003d9b4f"/>
    </style:style>
    <style:style style:name="T44" style:family="text">
      <style:text-properties officeooo:rsid="003e4f3c"/>
    </style:style>
    <style:style style:name="T45" style:family="text">
      <style:text-properties officeooo:rsid="003e6cf4"/>
    </style:style>
    <style:style style:name="T46" style:family="text">
      <style:text-properties officeooo:rsid="003e8d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FC du protocol utilisé pour le projet Matou<text:line-break/>Maeva KOS, Gaspard DIOP-DUBOIS</text:p>
      <text:p text:style-name="P1"/>
      <text:p text:style-name="P2"><text:span text:style-name="T38">I- </text:span>Résumé:<text:span text:style-name="T1"><text:line-break/><text:line-break/>Le protocole utilisé pour le service Matou permet d'échanger des messages entre plusieurs <text:line-break/>clients connectés sur un serveur. Il permet également de réaliser des échanges privés de messages<text:line-break/>et de fichiers entre deux clients sans passer par le serveur. Ce document décrit le protocole et la<text:line-break/>gestion des paquets(création, envoi etc...).</text:span></text:p>
      <text:p text:style-name="P6"/>
      <text:p text:style-name="P2"><text:span text:style-name="T1"><text:line-break/></text:span><text:span text:style-name="T38">II -</text:span>Vue global du <text:span text:style-name="T39">protocole</text:span>:<text:span text:style-name="T1"><text:line-break/><text:line-break/>On peut distinguer trois types d'échanges : client vers serveur, serveur vers clients, client vers client.<text:line-break/>Chaque type d'échange pourra effectuer </text:span><text:span text:style-name="T2">différentes</text:span><text:span text:style-name="T1"> requête reconnue par des FLAGS indiqués en début de paquet.</text:span></text:p>
      <text:p text:style-name="P2"/>
      <text:p text:style-name="P13"><text:span text:style-name="T33">Liste des Flags:</text:span><text:line-break/></text:p>
      <text:p text:style-name="P13"><text:span text:style-name="T37">0 INIT : flag indiquant une nouvelle connexion d'un client.</text:span><text:line-break/>1 PUB: flag indiquant un message publique entre le client et le serveur.<text:line-break/>2 PRIVIP: flag indiquant une demande d'adresse IP au serveur.<text:line-break/>3 REPIP: flag indiquant la réponse du serveur à une demande d'adresse.<text:line-break/>4 ASK: flag indiquant la demande de connexion pour une communication privée.<text:line-break/>5 ANS: flag indiquant la réponse à une demande de connexion.<text:line-break/>6 PRIV: flag indiquant une message d'une communication privée.<text:line-break/>7 ASKF: flag indiquant la demande d'envoi de fichier.<text:line-break/>8 ANSF: flag indiquant la réponse à une demande d'envoi de fichier.<text:line-break/>9 FILE: flag indiquant l'envoi de paquet d'un fichier.</text:p>
      <text:p text:style-name="P19">11 NINIT : flag indiquant un refus de connexion d'un client.</text:p>
      <text:p text:style-name="P6"/>
      <text:p text:style-name="P10">La réponse négative ou positive à une demande de communication privée, <text:s/><text:span text:style-name="T40">de </text:span>demande d'envoi de fichier et la demande d'une adresse IP sera spécifié par les codes suivant:<text:line-break/><text:line-break/><text:span text:style-name="T34">0 </text:span>FAILURECODE: code d'échec de la demande<text:line-break/><text:span text:style-name="T34">1 </text:span>SUCCESSCODE: code de réussite de la demande</text:p>
      <text:p text:style-name="P20"/>
      <text:p text:style-name="P19">Lors d'une demande de connexion privée le type d'adresse IP (ipv6 ou ipv4) sera indiqu<text:span text:style-name="T46">é</text:span> par les codes suivants :</text:p>
      <text:p text:style-name="P10"/>
      <text:p text:style-name="P17">0 CODEIPV4</text:p>
      <text:p text:style-name="P10"><text:span text:style-name="T35">1 CODEIPV6</text:span><text:line-break/><text:line-break/>Les integer sont en Big Endian.<text:line-break/>Les chaines correspondant à un type d'encodage sont en US-ASCII.<text:line-break/>L'encodage des messages sera spécifié dans des octets du paquet envoy<text:span text:style-name="T45">é</text:span> avec ce message.<text:line-break/>L'encodage des nom de fichier sera indiqu<text:span text:style-name="T43">é</text:span> dans des octets du paquet envoy<text:span text:style-name="T44">é</text:span> avec ce nom de message.<text:line-break/>L'encodage des pseudos sera indiquer dans des octets du paquet.</text:p>
      <text:p text:style-name="P6"/>
      <text:p text:style-name="P6">Tous les transferts de paquets sont en TCP.</text:p>
      <text:p text:style-name="P6"/>
      <text:p text:style-name="P5"><text:soft-page-break/>Initialisation du chat Matou :</text:p>
      <text:p text:style-name="P5"/>
      <text:p text:style-name="P18">Le serveur et le client sont deux instances différentes.</text:p>
      <text:p text:style-name="P18">Le serveur devra d'abord être lancé et sera en attente de connexion de futur<text:span text:style-name="T40">s</text:span> client.</text:p>
      <text:p text:style-name="P18">Lorsqu'un client se connecte, il doit fournir dans la ligne de commande le pseudo qu'il souhaite utilisé. Ce pseudo sera alors envoyé au serveur qui va vérifier si le pseudo reçu n'est pas déjà <text:span text:style-name="T40">pris</text:span> par un autre client, si un client possède déjà ce pseudo alors la connexion du nouveau client est refusé, sinon la connexion est établi.</text:p>
      <text:p text:style-name="P18"/>
      <text:p text:style-name="P18">Le paquet <text:span text:style-name="T40">d'</text:span>initialisation de connexion du client vers le serveur aura la forme suivante :</text:p>
      <text:p text:style-name="P18"/>
      <text:p text:style-name="P26"><text:s text:c="3"/>byte <text:s text:c="9"/>int<text:tab/><text:tab/> <text:s text:c="3"/>string <text:s text:c="10"/>string <text:s text:c="4"/><text:line-break/> ---------------------------------------------------------------<text:line-break/> | <text:s/><text:span text:style-name="T36">INIT</text:span> <text:s/>| <text:s/>taille encodage | <text:s/>nom encodage | <text:s/>pseudo | <text:line-break/> ---------------------------------------------------------------</text:p>
      <text:p text:style-name="P26"/>
      <text:p text:style-name="P34">Dans le cas ou la connexion est refusé, le paquet aura la forme suivante :</text:p>
      <text:p text:style-name="P34"/>
      <text:p text:style-name="P29"><text:s text:c="2"/>byte <text:s text:c="8"/><text:span text:style-name="T42">byte</text:span> <text:s text:c="2"/><text:line-break/> -----------------------<text:line-break/> | <text:s/><text:span text:style-name="T37">NINIT</text:span> <text:s/>| <text:s/><text:span text:style-name="T42">0 ou 1</text:span><text:tab/><text:span text:style-name="T41">| </text:span><text:line-break/> ------------------------</text:p>
      <text:p text:style-name="P6"/>
      <text:p text:style-name="P23">0 : nom déjà pris</text:p>
      <text:p text:style-name="P23">1 : trop de client</text:p>
      <text:p text:style-name="P6"/>
      <text:p text:style-name="P6"><text:span text:style-name="T4">I</text:span><text:span text:style-name="T5">II</text:span><text:span text:style-name="T4"> - </text:span><text:span text:style-name="T5">1)</text:span><text:span text:style-name="T4"> </text:span><text:span text:style-name="T3">Client vers Serveur (une fois que le client est connecté):</text:span><text:line-break/> <text:s/><text:line-break/><text:span text:style-name="T3">Paquet des messages qui seront transmis à tous les clients connectés:</text:span></text:p>
      <text:p text:style-name="P2"/>
      <text:p text:style-name="P21">Le client et le serveur sont connecté, le client peut envoyer des messages publiques qui seront envoyé par le serveur à tout les autres clients.</text:p>
      <text:p text:style-name="P6"/>
      <text:p text:style-name="P24"><text:s text:c="3"/>byte <text:s text:c="9"/>int<text:tab/><text:tab/> <text:s text:c="6"/>string <text:s text:c="15"/>int <text:s text:c="42"/>string <text:s text:c="20"/>int <text:s text:c="9"/>string <text:s text:c="4"/>string<text:line-break/> -----------------------------------------------------------------------------------------------------------------------------------------------------<text:line-break/> | <text:s/>PUB <text:s/>| <text:s/>taille encodage | <text:s/>nom encodage | taille encodage pseudo | nom encodage pseudo | taille pseudo | pseudo | message |<text:line-break/> -----------------------------------------------------------------------------------------------------------------------------------------------------</text:p>
      <text:p text:style-name="P24"/>
      <text:p text:style-name="P39">Paquet de demande d'adresse IP pour une communication privée:</text:p>
      <text:p text:style-name="P39"/>
      <text:p text:style-name="P37">Le client1 indique le client qui engage la connexion privée, le client2 indique celui qui reçoit la demande de connexion privée.</text:p>
      <text:p text:style-name="P13"><text:span text:style-name="T24">Pour une demande de communication privée, le client1 fait d'abord une requête au serveur afin de récupérer l'adresse IP du client2.</text:span><text:span text:style-name="T6"><text:line-break/><text:line-break/> <text:s text:c="2"/>byte <text:s text:c="27"/>int <text:s text:c="19"/>s</text:span><text:span text:style-name="T15">tri</text:span><text:span text:style-name="T6">ng <text:s text:c="26"/>string<text:line-break/> ----------------------------------------------------------------------------------<text:line-break/> | <text:s/>PRIVIP <text:s/>| taille encodage pseudo | nom encodage pseudo | pseudo | <text:line-break/> ----------------------------------------------------------------------------------<text:line-break/></text:span></text:p>
      <text:p text:style-name="P36">Dans cet échange, le serveur joue le rôle d'un transmetteur, il fait passer les paque<text:span text:style-name="T40">t</text:span>s correspondant<text:span text:style-name="T40">s</text:span> à la demande de connexion du client1 vers le client2. Les paquets du serveur vers le client correspondant à la demande de connexion privée sont décrit en détail dans la partie III - 2)</text:p>
      <text:p text:style-name="P27"/>
      <text:p text:style-name="P27"/>
      <text:p text:style-name="P4">Paquet de réponse à la communication privée :</text:p>
      <text:p text:style-name="P4"/>
      <text:p text:style-name="P19">Après avoir reçu la demande du client1 retransmise par le serveur, le client2 peut donner une <text:soft-page-break/>réponse positive <text:span text:style-name="T40">ou négative</text:span>, <text:span text:style-name="T38">le client2 va en plus fournir un identifiant unique qui sera donné au client1 afin que personne ne puisse se faire passer pour le client1. Cet identifiant sera nécessaire pour tous les messages de la connexion privée.(partie III-3)</text:span></text:p>
      <text:p text:style-name="P22">réponse positive :</text:p>
      <text:p text:style-name="P7"><text:span text:style-name="T6"><text:s text:c="2"/>byte <text:s text:c="27"/></text:span><text:span text:style-name="T15">byte <text:s text:c="21"/></text:span><text:span text:style-name="T6"><text:s text:c="3"/>int <text:s text:c="30"/>s</text:span><text:span text:style-name="T8">tri</text:span><text:span text:style-name="T6">ng <text:s text:c="24"/></text:span><text:span text:style-name="T18">int <text:s text:c="16"/></text:span><text:span text:style-name="T6">string <text:s text:c="15"/></text:span><text:span text:style-name="T8">long</text:span><text:span text:style-name="T6"><text:line-break/> ----------------------------------------------------------------------------------------------------------------------------------------------------<text:line-break/> | <text:s/></text:span><text:span text:style-name="T7">REPPRIV</text:span><text:span text:style-name="T6"> <text:s/>| </text:span><text:span text:style-name="T15">SUCCESSCODE | </text:span><text:span text:style-name="T6">taille encodage pseudo | nom encodage pseudo | </text:span><text:span text:style-name="T18">taille pseudo |</text:span><text:span text:style-name="T6">pseudo | <text:s/></text:span><text:span text:style-name="T8">identifiant unique |</text:span><text:span text:style-name="T6"><text:line-break/> ----------------------------------------------------------------------------------------------------------------------------------------------------</text:span></text:p>
      <text:p text:style-name="P25"/>
      <text:p text:style-name="P35">o<text:span text:style-name="T37">u négative :</text:span></text:p>
      <text:p text:style-name="P30"/>
      <text:p text:style-name="P12"><text:span text:style-name="T6"><text:s text:c="5"/>byte <text:s text:c="13"/>byte <text:s text:c="9"/><text:line-break/> ---------------------------------------<text:line-break/> | <text:s/>REP</text:span><text:span text:style-name="T13">PR</text:span><text:span text:style-name="T6">I</text:span><text:span text:style-name="T13">V</text:span><text:span text:style-name="T6"> | FAILURECOD</text:span><text:span text:style-name="T13">E </text:span><text:span text:style-name="T14">|</text:span><text:span text:style-name="T6"><text:line-break/> ---------------------------------------</text:span></text:p>
      <text:p text:style-name="P25"/>
      <text:p text:style-name="P13"><text:span text:style-name="T6"><text:line-break/></text:span><text:span text:style-name="T29">II</text:span><text:span text:style-name="T30">I</text:span><text:span text:style-name="T29"> - </text:span><text:span text:style-name="T30">2)</text:span><text:span text:style-name="T29"> </text:span><text:span text:style-name="T28">Serveur vers client:<text:line-break/><text:line-break/>Paquet des messages qui seront transmis à tous les clients connectés:</text:span><text:span text:style-name="T6"><text:line-break/></text:span></text:p>
      <text:p text:style-name="P36">Le serveur diffuse à tout les autres clients les message publics reçu d'un client.</text:p>
      <text:p text:style-name="P27"/>
      <text:p text:style-name="P14"><text:span text:style-name="T6"><text:line-break/> <text:s/>byte <text:s text:c="21"/>int <text:s text:c="15"/>string <text:s text:c="26"/>int <text:s text:c="25"/>string <text:s text:c="33"/>int <text:s text:c="7"/>string <text:s text:c="3"/>string<text:line-break/> ------------------------------------------------------------------------------------------------------------------------------------------------------<text:line-break/> | <text:s/>PUB <text:s/>| <text:s/>taille encodage | <text:s/>nom encodage | taille encodage pseudo | nom encodage pseudo | <text:s/>taille pseudo | pseudo | message |<text:line-break/> ------------------------------------------------------------------------------------------------------------------------------------------------------<text:line-break/><text:line-break/></text:span><text:span text:style-name="T28">Paquet de demande d'adresse IP pour une communication privée:</text:span></text:p>
      <text:p text:style-name="P40"/>
      <text:p text:style-name="P14"><text:span text:style-name="T25">Le serveur retransmet au client concerné le paquet de demande de connexion</text:span><text:span text:style-name="T6"><text:line-break/><text:line-break/> <text:s text:c="2"/>byte <text:s text:c="14"/>int <text:s text:c="42"/>srtng <text:s text:c="17"/>string<text:line-break/> ----------------------------------------------------------------------------------<text:line-break/> | <text:s/>PRIVIP <text:s/>| taille encodage pseudo | nom encodage pseudo | pseudo | <text:line-break/> ----------------------------------------------------------------------------------</text:span></text:p>
      <text:p text:style-name="P7"/>
      <text:p text:style-name="P3">Paquet de réponse à la communication privée :</text:p>
      <text:p text:style-name="P3"/>
      <text:p text:style-name="P21">Après avoir reçu une réponse positive du client2, le serveur renvoit au client 1 l<text:span text:style-name="T39">'adresse demandé.</text:span></text:p>
      <text:p text:style-name="P3"/>
      <text:p text:style-name="P9"><text:span text:style-name="T6"><text:s text:c="2"/>byte <text:s text:c="22"/></text:span><text:span text:style-name="T9">byte</text:span><text:span text:style-name="T6"> <text:s text:c="29"/>int <text:s text:c="30"/>s</text:span><text:span text:style-name="T8">tri</text:span><text:span text:style-name="T6">ng <text:s text:c="29"/></text:span><text:span text:style-name="T8">long</text:span><text:span text:style-name="T6"><text:line-break/> ---------------------------------------------------------------------------------------------------------------------------<text:line-break/> | <text:s/></text:span><text:span text:style-name="T7">REPPRIV</text:span><text:span text:style-name="T6"> <text:s/>| SUCCESSCODE </text:span><text:span text:style-name="T9">| </text:span><text:span text:style-name="T6">taille encodage pseudo | nom encodage pseudo | <text:s/></text:span><text:span text:style-name="T8">identifiant unique |</text:span><text:span text:style-name="T6"><text:line-break/> ---------------------------------------------------------------------------------------------------------------------------</text:span></text:p>
      <text:p text:style-name="P11"><text:s text:c="3"/><text:span text:style-name="T6"><text:s/>byte <text:s text:c="18"/>byte <text:s text:c="13"/>byte <text:s text:c="12"/>byte <text:s text:c="10"/>byte</text:span> <text:s text:c="63"/><text:span text:style-name="T6"><text:s text:c="2"/></text:span><text:span text:style-name="T17">int</text:span></text:p>
      <text:p text:style-name="P16"><text:span text:style-name="T6"><text:s/>----------------------------------------------------------------------------------------------------------------------------------------------<text:line-break/> | <text:s/></text:span><text:span text:style-name="T9">CODEIPV</text:span><text:span text:style-name="T10">X</text:span><text:span text:style-name="T6"> | <text:s/>ip octet 1 <text:s/>| <text:s/>ip octet 2 <text:s text:c="2"/>| ip octet 3 | ip octet 4 | <text:s/>- - - - <text:s text:c="2"/></text:span><text:span text:style-name="T11">(</text:span><text:span text:style-name="T12">4 </text:span><text:span text:style-name="T16">octets</text:span><text:span text:style-name="T12"> pour ipv4 et</text:span><text:span text:style-name="T11">16 </text:span><text:span text:style-name="T16">octets</text:span><text:span text:style-name="T11"> pour ipv6) </text:span><text:span text:style-name="T17">| port|</text:span><text:span text:style-name="T6"><text:line-break/> -----------------------------------------------------------------------------------------------------------------------------------------------</text:span></text:p>
      <text:p text:style-name="P31"><text:s text:c="5"/>X = 4 ou 6</text:p>
      <text:p text:style-name="P33">string</text:p>
      <text:p text:style-name="P31">----------</text:p>
      <text:p text:style-name="P32">pseudo |</text:p>
      <text:p text:style-name="P32">----------</text:p>
      <text:p text:style-name="P10"/>
      <text:p text:style-name="P8"><text:span text:style-name="T13">OU </text:span><text:span text:style-name="T6"><text:line-break/><text:line-break/> <text:s text:c="6"/>byte <text:s text:c="15"/>byte <text:s text:c="9"/><text:line-break/> --------------------------------------<text:line-break/> | <text:s/>REP</text:span><text:span text:style-name="T13">PR</text:span><text:span text:style-name="T6">I</text:span><text:span text:style-name="T13">V</text:span><text:span text:style-name="T6"> | FAILURECOD</text:span><text:span text:style-name="T13">E|</text:span><text:span text:style-name="T6"> <text:line-break/> --------------------------------------</text:span></text:p>
      <text:p text:style-name="P15"><text:span text:style-name="T6"><text:line-break/></text:span><text:soft-page-break/><text:span text:style-name="T29">III – </text:span><text:span text:style-name="T30">3) </text:span><text:span text:style-name="T28">Client vers client:</text:span><text:span text:style-name="T20"><text:line-break/></text:span><text:span text:style-name="T6"><text:line-break/><text:line-break/></text:span><text:span text:style-name="T28">Paquet de message client vers client:</text:span></text:p>
      <text:p text:style-name="P28"/>
      <text:p text:style-name="P15"><text:span text:style-name="T31">Dans chaque paquet de message privée ce trouve un identifiant unique, si l'identifiant unique ne correspond pas à celui qui est associé </text:span><text:span text:style-name="T32">à</text:span><text:span text:style-name="T31"> cette connexion privée, le paquet est ignoré.</text:span><text:span text:style-name="T6"><text:line-break/> <text:s text:c="2"/>byte <text:s text:c="18"/></text:span><text:span text:style-name="T16">long <text:s text:c="16"/></text:span><text:span text:style-name="T6">int<text:tab/> <text:s text:c="31"/>string <text:s text:c="32"/>int <text:s text:c="21"/>string <text:s text:c="18"/>int <text:s text:c="9"/><text:line-break/> --------------------------------------------------------------------------------------------------------------------------------------------------------<text:line-break/> | <text:s/>PRIV <text:s/>| <text:s/></text:span><text:span text:style-name="T16">indentifiant unique | </text:span><text:span text:style-name="T6">taille encodage | <text:s/>nom encodage | taille encodage pseudo | nom encodage pseudo | taille pseudo |</text:span></text:p>
      <text:p text:style-name="P28">----------------------------------------------------------------------------------------------------------------------------------------------------------</text:p>
      <text:p text:style-name="P15"><text:span text:style-name="T6"><text:s/></text:span><text:span text:style-name="T16">string <text:s text:c="4"/>string</text:span></text:p>
      <text:p text:style-name="P28">-----------------------</text:p>
      <text:p text:style-name="P15"><text:span text:style-name="T6"><text:s/>pseudo | message |<text:line-break/>-----------------------<text:line-break/><text:line-break/></text:span><text:span text:style-name="T28">Paquet d'envoi de fichier:</text:span><text:span text:style-name="T23"><text:line-break/><text:line-break/>Le client qui reçoit le fichier </text:span><text:span text:style-name="T25">connaîtra</text:span><text:span text:style-name="T23"> déjà la taille final du fichier grâce à la demande d'envoi.<text:line-break/></text:span><text:span text:style-name="T25">L’émetteur</text:span><text:span text:style-name="T23"> enverra le fichier par morceau</text:span><text:span text:style-name="T27">x</text:span><text:span text:style-name="T23"> de 1024 octets.</text:span><text:span text:style-name="T6"><text:line-break/><text:line-break/> <text:s text:c="2"/>byte <text:s text:c="10"/>byte<text:tab/> <text:s text:c="12"/>bytes<text:line-break/> --------------------------------------------------<text:line-break/> | <text:s/>FILE | ID UNIQUE | <text:s/>Octets du fichier|<text:line-break/> --------------------------------------------------</text:span></text:p>
      <text:p text:style-name="P28"/>
      <text:p text:style-name="P41">IV – Envoi de fichier</text:p>
      <text:p text:style-name="P41"/>
      <text:p text:style-name="P38">Pour une connexion privée, chaque client possède <text:s/>deux connexions qui s'exécuteront en parallèle, l'une servant à l'échange de message, l'autre servant à l'envoi de fichier. Pour établir la deuxième connexion, le port de connexion sera donné lors de la demande et de la réponse d'une demande d'envoi de fichier.</text:p>
      <text:p text:style-name="P38"/>
      <text:p text:style-name="P15"><text:span text:style-name="T28">Paquet de demande d'envoi de fichier:</text:span><text:span text:style-name="T6"><text:line-break/><text:line-break/></text:span><text:span text:style-name="T21"> <text:s text:c="2"/>byte <text:s text:c="7"/></text:span><text:span text:style-name="T22">int</text:span><text:span text:style-name="T21"> <text:s text:c="8"/>int <text:s text:c="31"/>int<text:tab/> <text:s text:c="18"/>string <text:s text:c="24"/>string <text:s text:c="11"/>string <text:s text:c="25"/>int <text:s text:c="29"/>string <text:s text:c="14"/>string<text:line-break/> --------------------------------------------------------------------------------------------------------------------------------------------------------------------------------------------<text:line-break/> | <text:s/>ASKF <text:s/>|</text:span><text:span text:style-name="T22">port |</text:span><text:span text:style-name="T21"> taille du fichier | taille encodage pseudo | nom encodage pseudo | taille pseudo <text:s/>| nom pseudo | taille encodage fichier | nom encodage fichier | </text:span></text:p>
      <text:p text:style-name="P42">---------------------------------------------------------------------------------------------------------------------------------------------------------------------------------------------</text:p>
      <text:p text:style-name="P15"><text:span text:style-name="T21"><text:s text:c="5"/></text:span><text:span text:style-name="T22">string</text:span></text:p>
      <text:p text:style-name="P42">-------------------</text:p>
      <text:p text:style-name="P15"><text:span text:style-name="T21">nom du fichier |<text:line-break/>-------------------<text:line-break/></text:span><text:span text:style-name="T6"><text:line-break/></text:span><text:span text:style-name="T28">Paquet de réponse de demande d'envoi de fichier:</text:span><text:span text:style-name="T6"><text:line-break/> <text:line-break/> <text:s text:c="2"/>byte <text:s text:c="9"/>byte<text:tab/> <text:s text:c="17"/></text:span><text:span text:style-name="T19">int</text:span><text:span text:style-name="T6"><text:line-break/> -------------------------------------------<text:line-break/> | <text:s/>ANSF <text:s/>| SUCCESSCODE |</text:span><text:span text:style-name="T23"> </text:span><text:span text:style-name="T26">port|</text:span><text:span text:style-name="T6"><text:line-break/> -------------------------------------------<text:line-break/></text:span></text:p>
      <text:p text:style-name="P15"><text:span text:style-name="T6"><text:line-break/> <text:s text:c="2"/>byte <text:s text:c="9"/>byte<text:tab/> <text:s text:c="6"/><text:line-break/> -----------------------------------<text:line-break/> | <text:s/>ANSF <text:s/>| FAILURECODE |<text:line-break/>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9:15:01.635000000</meta:creation-date>
    <dc:date>2016-04-14T21:14:08.744000000</dc:date>
    <meta:editing-duration>PT2H25M10S</meta:editing-duration>
    <meta:editing-cycles>46</meta:editing-cycles>
    <meta:generator>LibreOffice/5.0.0.5$Windows_x86 LibreOffice_project/1b1a90865e348b492231e1c451437d7a15bb262b</meta:generator>
    <meta:document-statistic meta:table-count="0" meta:image-count="0" meta:object-count="0" meta:page-count="4" meta:paragraph-count="63" meta:word-count="1299" meta:character-count="11775" meta:non-whitespace-character-count="9116"/>
  </office:meta>
</office:document-meta>
</file>